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Times New Roman" fo:font-size="13.0pt"/>
    </style:style>
    <style:style style:name="P2" style:family="paragraph" style:parent-style-name="Standard">
      <style:text-properties style:font-name="Times New Roman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Kravgrejer </text:p>
      <text:p text:style-name="P2"/>
      <text:p text:style-name="P2">Hur ska spelet funka?</text:p>
      <text:p text:style-name="P2"/>
      <text:p text:style-name="P2">Test 1 2 3</text:p>
      <text:p text:style-name="P2"/>
      <text:p text:style-name="P2">Test 4 5 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